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1DC00000146000001931CE7713BED0D276F.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handas" svg:font-family="Chandas" style:font-pitch="variable"/>
    <style:font-face style:name="DejaVu Math TeX Gyre" svg:font-family="'DejaVu Math TeX Gyr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Looped Thai Cond Bold" svg:font-family="'Noto Looped Thai Cond Bold'"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Tagbanwa" svg:font-family="'Noto Sans Tagbanwa'"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tandard Symbols PS" svg:font-family="'Standard Symbols PS'" style:font-pitch="variable"/>
    <style:font-face style:name="aakar" svg:font-family="aakar" style:font-pitch="variable"/>
  </office:font-face-decls>
  <office:automatic-styles>
    <style:style style:name="P1" style:family="paragraph" style:parent-style-name="Heading_20_1">
      <style:paragraph-properties fo:text-align="center" style:justify-single-word="false"/>
      <style:text-properties officeooo:paragraph-rsid="0015d2c0"/>
    </style:style>
    <style:style style:name="P2" style:family="paragraph" style:parent-style-name="Standard">
      <style:text-properties officeooo:paragraph-rsid="0015d2c0"/>
    </style:style>
    <style:style style:name="P3" style:family="paragraph" style:parent-style-name="Standard" style:list-style-name="WWNum1">
      <style:text-properties officeooo:paragraph-rsid="0015d2c0"/>
    </style:style>
    <style:style style:name="P4" style:family="paragraph" style:parent-style-name="Standard" style:list-style-name="WWNum2">
      <style:text-properties officeooo:paragraph-rsid="0015d2c0"/>
    </style:style>
    <style:style style:name="P5" style:family="paragraph" style:parent-style-name="Standard">
      <style:text-properties fo:font-size="15pt" fo:font-weight="bold" style:font-size-asian="15pt" style:font-weight-asian="bold" style:font-size-complex="15pt" style:font-weight-complex="bold"/>
    </style:style>
    <style:style style:name="P6" style:family="paragraph" style:parent-style-name="Standard">
      <style:text-properties officeooo:paragraph-rsid="0015d2c0" fo:background-color="#ffff00"/>
    </style:style>
    <style:style style:name="P7" style:family="paragraph" style:parent-style-name="Standard" style:list-style-name="L1">
      <style:text-properties officeooo:paragraph-rsid="0015d2c0"/>
    </style:style>
    <style:style style:name="P8" style:family="paragraph" style:parent-style-name="Standard" style:list-style-name="L3">
      <style:text-properties officeooo:paragraph-rsid="0015d2c0"/>
    </style:style>
    <style:style style:name="P9" style:family="paragraph" style:parent-style-name="Standard">
      <style:text-properties officeooo:paragraph-rsid="0015d2c0" fo:background-color="transparent"/>
    </style:style>
    <style:style style:name="P10" style:family="paragraph" style:parent-style-name="Standard">
      <style:paragraph-properties fo:text-align="start" style:justify-single-word="false"/>
      <style:text-properties officeooo:paragraph-rsid="0015d2c0"/>
    </style:style>
    <style:style style:name="P11" style:family="paragraph" style:parent-style-name="Standard" style:list-style-name="L4">
      <style:paragraph-properties fo:text-align="start" style:justify-single-word="false"/>
      <style:text-properties officeooo:paragraph-rsid="0015d2c0"/>
    </style:style>
    <style:style style:name="P12" style:family="paragraph" style:parent-style-name="Standard" style:list-style-name="WWNum1">
      <style:text-properties style:text-underline-style="none" officeooo:paragraph-rsid="0015d2c0"/>
    </style:style>
    <style:style style:name="P13" style:family="paragraph" style:parent-style-name="Standard">
      <style:text-properties style:text-underline-style="none" officeooo:paragraph-rsid="0015d2c0"/>
    </style:style>
    <style:style style:name="P14" style:family="paragraph" style:parent-style-name="Standard">
      <style:text-properties style:text-underline-style="none" officeooo:rsid="0015d2c0" officeooo:paragraph-rsid="0015d2c0"/>
    </style:style>
    <style:style style:name="P15" style:family="paragraph" style:parent-style-name="Standard">
      <style:text-properties fo:font-size="12pt" officeooo:rsid="0015d2c0" officeooo:paragraph-rsid="0015d2c0" style:font-size-asian="10.5pt" style:font-size-complex="12pt"/>
    </style:style>
    <style:style style:name="T1" style:family="text">
      <style:text-properties fo:color="#1155cc" loext:opacity="100%" style:font-name="Chandas" fo:font-size="12pt" style:text-underline-style="solid" style:text-underline-width="auto" style:text-underline-color="font-color" style:font-name-asian="Roboto1" style:font-size-asian="12pt" style:font-name-complex="Roboto1" style:font-size-complex="12pt"/>
    </style:style>
    <style:style style:name="T2" style:family="text">
      <style:text-properties fo:color="#1155cc" loext:opacity="100%" style:font-name="Chandas" fo:font-size="12pt" style:text-underline-style="solid" style:text-underline-width="auto" style:text-underline-color="font-color" officeooo:rsid="0015d2c0" style:font-name-asian="Roboto1" style:font-size-asian="12pt" style:font-name-complex="Roboto1" style:font-size-complex="12pt"/>
    </style:style>
    <style:style style:name="T3" style:family="text">
      <style:text-properties fo:color="#1155cc" loext:opacity="100%" style:font-name="Chandas" fo:font-size="12pt" style:font-name-asian="Roboto1" style:font-size-asian="12pt" style:font-name-complex="Roboto1" style:font-size-complex="12pt"/>
    </style:style>
    <style:style style:name="T4" style:family="text">
      <style:text-properties fo:color="#1155cc" loext:opacity="100%" style:font-name="Chandas" fo:font-size="12pt" officeooo:rsid="0015d2c0" style:font-name-asian="Roboto1" style:font-size-asian="12pt" style:font-name-complex="Roboto1" style:font-size-complex="12pt"/>
    </style:style>
    <style:style style:name="T5" style:family="text">
      <style:text-properties fo:color="#1155cc" loext:opacity="100%" style:font-name="Chandas" style:font-name-asian="Roboto1" style:font-name-complex="Roboto1"/>
    </style:style>
    <style:style style:name="T6" style:family="text">
      <style:text-properties fo:color="#1155cc" loext:opacity="100%" style:font-name="Chandas" officeooo:rsid="0015d2c0" style:font-name-asian="Roboto1" style:font-name-complex="Roboto1"/>
    </style:style>
    <style:style style:name="T7" style:family="text">
      <style:text-properties fo:color="#d1d5db" loext:opacity="100%" style:font-name="Chandas" fo:font-size="12pt" style:font-name-asian="Roboto1" style:font-size-asian="12pt" style:font-name-complex="Roboto1" style:font-size-complex="12pt"/>
    </style:style>
    <style:style style:name="T8" style:family="text">
      <style:text-properties officeooo:rsid="0015d2c0"/>
    </style:style>
    <style:style style:name="T9" style:family="text">
      <style:text-properties style:text-underline-style="dash" style:text-underline-width="auto" style:text-underline-color="font-color"/>
    </style:style>
    <style:style style:name="T10" style:family="text">
      <style:text-properties style:text-underline-style="dash" style:text-underline-width="auto" style:text-underline-color="font-color" officeooo:rsid="0015d2c0"/>
    </style:style>
    <style:style style:name="T11" style:family="text">
      <style:text-properties fo:color="#5983b0" loext:opacity="100%" style:font-name="Chandas"/>
    </style:style>
    <style:style style:name="T12" style:family="text">
      <style:text-properties fo:color="#5983b0" loext:opacity="100%" style:font-name="Chandas" officeooo:rsid="0015d2c0"/>
    </style:style>
    <style:style style:name="T13" style:family="text">
      <style:text-properties fo:background-color="#ffff00" loext:char-shading-value="0"/>
    </style:style>
    <style:style style:name="T14" style:family="text">
      <style:text-properties fo:color="#3465a4" loext:opacity="100%"/>
    </style:style>
    <style:style style:name="T15" style:family="text">
      <style:text-properties fo:color="#3465a4" loext:opacity="100%" style:font-name="Chandas"/>
    </style:style>
    <style:style style:name="T16" style:family="text">
      <style:text-properties fo:color="#3465a4" loext:opacity="100%" style:font-name="Chandas" officeooo:rsid="0015d2c0"/>
    </style:style>
    <style:style style:name="T17" style:family="text">
      <style:text-properties fo:color="#3465a4" loext:opacity="100%" officeooo:rsid="0015d2c0"/>
    </style:style>
    <style:style style:name="T18" style:family="text">
      <style:text-properties fo:color="#3465a4" loext:opacity="100%" style:font-name="Noto Sans Tagbanwa" fo:font-size="18pt" officeooo:rsid="0015d2c0" style:font-size-asian="18pt" style:font-size-complex="18pt"/>
    </style:style>
    <style:style style:name="T19" style:family="text">
      <style:text-properties fo:color="#ffd54f" loext:opacity="100%" style:font-name="Standard Symbols PS" officeooo:rsid="0015d2c0"/>
    </style:style>
    <text:list-style style:name="L1">
      <text:list-level-style-image text:level="1" xlink:href="Pictures/100001DC00000146000001931CE7713BED0D276F.svg" xlink:type="simple" xlink:show="embed" xlink:actuate="onLoad">
        <style:list-level-properties text:list-level-position-and-space-mode="label-alignment" style:vertical-pos="middle" style:vertical-rel="line" fo:width="0.326cm" fo:height="0.402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1DC00000146000001931CE7713BED0D276F.svg" xlink:type="simple" xlink:show="embed" xlink:actuate="onLoad">
        <style:list-level-properties text:list-level-position-and-space-mode="label-alignment" style:vertical-pos="middle" style:vertical-rel="line" fo:width="0.326cm" fo:height="0.402cm">
          <style:list-level-label-alignment text:label-followed-by="listtab" text:list-tab-stop-position="1.693cm" fo:text-indent="-0.635cm" fo:margin-left="1.693cm"/>
        </style:list-level-properties>
      </text:list-level-style-image>
      <text:list-level-style-number text:level="2" text:style-name="Numbering_20_Symbols" loext:num-list-format="%2%."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3">
      <text:list-level-style-image text:level="1" xlink:href="Pictures/100001DC00000146000001931CE7713BED0D276F.svg" xlink:type="simple" xlink:show="embed" xlink:actuate="onLoad">
        <style:list-level-properties text:list-level-position-and-space-mode="label-alignment" style:vertical-pos="middle" style:vertical-rel="line" fo:width="0.326cm" fo:height="0.402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8">L</text:span>et's break down the steps to get started on <text:span text:style-name="T8">our </text:span>E-commerce sales analysis project:</text:p>
      <text:p text:style-name="Standard"/>
      <text:p text:style-name="Standard"><text:s text:c="4"/><text:span text:style-name="T9">Define the problem and objectives of </text:span><text:span text:style-name="T10">your</text:span><text:span text:style-name="T9"> project: What questions do you want to answer? What insights do you want to gain from the data? What metrics are important to measure?</text:span></text:p>
      <text:p text:style-name="Standard"/>
      <text:p text:style-name="P6"><text:span text:style-name="T8">A</text:span> web application in Python that predicts future sales on an e-commerce website.</text:p>
      <text:p text:style-name="P6"/>
      <text:p text:style-name="P9"><text:s text:c="12"/><text:span text:style-name="T8">To make this project.</text:span></text:p>
      <text:p text:style-name="P2"><text:tab/></text:p>
      <text:p text:style-name="P2"><text:tab/><text:span text:style-name="T8">F</text:span>ollow these general steps:</text:p>
      <text:p text:style-name="P2"/>
      <text:list text:style-name="L1">
        <text:list-item>
          <text:p text:style-name="P7">Collect and prepare the data? Where will you get the data? How will you store and organize it? What cleaning and processing steps are necessary to make it usable? </text:p>
        </text:list-item>
      </text:list>
      <text:p text:style-name="P2"/>
      <text:list xml:id="list1511354777" text:style-name="WWNum1">
        <text:list-item>
          <text:p text:style-name="P3"><text:span text:style-name="T13">Collect and preprocess data:</text:span> The first step is to collect data from your e-commerce website's sales history for the previous month. We will need and NumPy to help you with this.<text:span text:style-name="T1"> </text:span></text:p>
        </text:list-item>
        <text:list-item>
          <text:p text:style-name="P3"><text:span text:style-name="T2">These are 2 DATASET i have taken from internet. </text:span></text:p>
          <text:p text:style-name="P3"><text:a xlink:type="simple" xlink:href="https://data.gov.in/search?title=e-commerce%20sales%20history" text:style-name="ListLabel_20_19" text:visited-style-name="ListLabel_20_19"><text:span text:style-name="T1">DATASET</text:span></text:a><text:span text:style-name="T2">_1</text:span><text:span text:style-name="T7">, <text:s/></text:span><text:a xlink:type="simple" xlink:href="https://www.kaggle.com/datasets/ammaraahmad/us-ecommerce-record-2020" text:style-name="ListLabel_20_19" text:visited-style-name="ListLabel_20_19"><text:span text:style-name="T1">DATASET_2</text:span></text:a></text:p>
        </text:list-item>
      </text:list>
      <text:p text:style-name="P2"><text:span text:style-name="T1"/></text:p>
      <text:list xml:id="list4211938356" text:style-name="L3">
        <text:list-item>
          <text:p text:style-name="P8">Analyze the data: What tools and techniques will you use to analyze the data? How will you visualize and communicate the results? Will <text:span text:style-name="T8">we </text:span>need to use statistical methods?</text:p>
        </text:list-item>
      </text:list>
      <text:p text:style-name="P2"/>
      <text:p text:style-name="P2"><text:tab/></text:p>
      <text:p text:style-name="P2"><text:span text:style-name="T12"><text:tab/>P</text:span><text:span text:style-name="T11">reprocess the data to remove any outliers, missing values, or <text:tab/>irrelevant information. We can use Python libraries like Pandas.</text:span></text:p>
      <text:p text:style-name="P2"><text:span text:style-name="T11"><text:tab/>For wer E-commerce sales analysis project, we'll need to gather data <text:tab/>on sales transactions, customer behavior, and product information. <text:tab/>We can use Python libraries like Pandas to clean and manipulate the <text:tab/>data, and Matplotlib and Seaborn for data visualization.</text:span></text:p>
      <text:p text:style-name="P2"><text:span text:style-name="T1"/></text:p>
      <text:list xml:id="list160219906719231" text:continue-list="list1511354777" text:style-name="WWNum1">
        <text:list-item>
          <text:p text:style-name="P12"><text:span text:style-name="T3">Build a predictive model: Once you have preprocessed the data, </text:span><text:span text:style-name="T4">We </text:span><text:span text:style-name="T3">can build a predictive model that can forecast future sales. We can use Python libraries like Scikit-learn or TensorFlow to build a </text:span><text:soft-page-break/><text:span text:style-name="T3">machine learning model that can learn from the past sales data and make predictions. </text:span></text:p>
        </text:list-item>
      </text:list>
      <text:p text:style-name="P13"><text:span text:style-name="T3"><text:tab/>Split the data into training and testing datasets. We can use 70% of <text:tab/>the data for training and the remaining 30% for testing.</text:span></text:p>
      <text:p text:style-name="P14"><text:span text:style-name="T3"/></text:p>
      <text:list xml:id="list160220142470754" text:continue-numbering="true" text:style-name="WWNum1">
        <text:list-item>
          <text:p text:style-name="P3"><text:span text:style-name="T4">Build a machine learning model using Python libraries like Scikit-learn or TensorFlow. We can use regression models like linear regression or decision trees to predict future sales.</text:span></text:p>
        </text:list-item>
      </text:list>
      <text:p text:style-name="P2"><text:span text:style-name="T4"/></text:p>
      <text:p text:style-name="P15"><text:span text:style-name="T6"/></text:p>
      <text:list xml:id="list160221365755101" text:continue-numbering="true" text:style-name="WWNum1">
        <text:list-item>
          <text:p text:style-name="P12"><text:span text:style-name="T4">Then </text:span><text:span text:style-name="T3">Train the model: We need to train the predictive model on the preprocessed data. We can use a portion of the data to train the model and use the remaining data to test the model's accuracy.</text:span></text:p>
        </text:list-item>
      </text:list>
      <text:p text:style-name="P2"><text:span text:style-name="T7"/></text:p>
      <text:list xml:id="list160220039357474" text:continue-list="list4211938356" text:style-name="L3">
        <text:list-item>
          <text:p text:style-name="P8"><text:s/>Develop the web application: What programming languages and frameworks will we use to develop the application? How will we integrate the data analysis techniques into the application? What features and functionality will the application have?</text:p>
        </text:list-item>
      </text:list>
      <text:p text:style-name="Standard"/>
      <text:p text:style-name="P2"><text:tab/><text:span text:style-name="T15">we need to develop a web <text:tab/>application that can take input from the <text:tab/>user and use the trained model to make predictions. We can use <text:tab/>Python web frameworks like Flask or Django to develop the web <text:tab/>application. </text:span><text:span text:style-name="T16">Or something else. We can create a simple form that <text:tab/>takes input from the user, such as the previous month's sales data, <text:tab/>and uses the trained model to make predictions.</text:span></text:p>
      <text:p text:style-name="P2"><text:span text:style-name="T16"/></text:p>
      <text:p text:style-name="P2"><text:span text:style-name="T16"/></text:p>
      <text:list text:style-name="L4">
        <text:list-item>
          <text:p text:style-name="P11"><text:soft-page-break/><text:span text:style-name="T16">Deploy the web application: Finally, we need to deploy the web application on a web server so that users can access it through the internet. Test and deploy the application: How will we test the application to ensure it's working correctly? How will we deploy it so users can access it?</text:span></text:p>
        </text:list-item>
      </text:list>
      <text:p text:style-name="P10"><text:span text:style-name="T16"/></text:p>
      <text:h text:style-name="P1" text:outline-level="1"><text:span text:style-name="T19">Good Luck!</text:span></text:h>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handas" svg:font-family="Chandas" style:font-pitch="variable"/>
    <style:font-face style:name="DejaVu Math TeX Gyre" svg:font-family="'DejaVu Math TeX Gyr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Looped Thai Cond Bold" svg:font-family="'Noto Looped Thai Cond Bold'"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Tagbanwa" svg:font-family="'Noto Sans Tagbanwa'"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tandard Symbols PS" svg:font-family="'Standard Symbols PS'" style:font-pitch="variable"/>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Label_20_1" style:display-name="ListLabel 1" style:family="text">
      <style:text-properties fo:color="#d1d5db" loext:opacity="10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fo:color="#1155cc" loext:opacity="100%"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 style:display-name="ListLabel 10" style:family="text">
      <style:text-properties fo:color="#d1d5db" loext:opacity="10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4-14T16:02:19.169623524</dc:date>
    <meta:editing-duration>PT1H10M57S</meta:editing-duration>
    <meta:editing-cycles>1</meta:editing-cycles>
    <meta:document-statistic meta:table-count="0" meta:image-count="0" meta:object-count="0" meta:page-count="3" meta:paragraph-count="22" meta:word-count="522" meta:character-count="3095" meta:non-whitespace-character-count="2562"/>
  </office:meta>
</office:document-meta>
</file>